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4543in"/>
    </style:style>
    <style:style style:name="co9" style:family="table-column">
      <style:table-column-properties fo:break-before="auto" style:column-width="1.3866in"/>
    </style:style>
    <style:style style:name="co10" style:family="table-column">
      <style:table-column-properties fo:break-before="auto" style:column-width="1.1862in"/>
    </style:style>
    <style:style style:name="co11" style:family="table-column">
      <style:table-column-properties fo:break-before="auto" style:column-width="1.1937in"/>
    </style:style>
    <style:style style:name="co12" style:family="table-column">
      <style:table-column-properties fo:break-before="auto" style:column-width="1.1154in"/>
    </style:style>
    <style:style style:name="co13" style:family="table-column">
      <style:table-column-properties fo:break-before="auto" style:column-width="1.0909in"/>
    </style:style>
    <style:style style:name="co14" style:family="table-column">
      <style:table-column-properties fo:break-before="auto" style:column-width="1.3228in"/>
    </style:style>
    <style:style style:name="co15" style:family="table-column">
      <style:table-column-properties fo:break-before="auto" style:column-width="1.4425in"/>
    </style:style>
    <style:style style:name="co16" style:family="table-column">
      <style:table-column-properties fo:break-before="auto" style:column-width="1.4098in"/>
    </style:style>
    <style:style style:name="co17" style:family="table-column">
      <style:table-column-properties fo:break-before="auto" style:column-width="1.1898in"/>
    </style:style>
    <style:style style:name="co18" style:family="table-column">
      <style:table-column-properties fo:break-before="auto" style:column-width="1.2047in"/>
    </style:style>
    <style:style style:name="co19" style:family="table-column">
      <style:table-column-properties fo:break-before="auto" style:column-width="1.128in"/>
    </style:style>
    <style:style style:name="co20" style:family="table-column">
      <style:table-column-properties fo:break-before="auto" style:column-width="1.412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1.1693in"/>
    </style:style>
    <style:style style:name="co23" style:family="table-column">
      <style:table-column-properties fo:break-before="auto" style:column-width="1.3902in"/>
    </style:style>
    <style:style style:name="co24" style:family="table-column">
      <style:table-column-properties fo:break-before="auto" style:column-width="1.2161in"/>
    </style:style>
    <style:style style:name="co25" style:family="table-column">
      <style:table-column-properties fo:break-before="auto" style:column-width="1.4134in"/>
    </style:style>
    <style:style style:name="co26" style:family="table-column">
      <style:table-column-properties fo:break-before="auto" style:column-width="1.2043in"/>
    </style:style>
    <style:style style:name="co27" style:family="table-column">
      <style:table-column-properties fo:break-before="auto" style:column-width="1.3472in"/>
    </style:style>
    <style:style style:name="co28" style:family="table-column">
      <style:table-column-properties fo:break-before="auto" style:column-width="0.9744in"/>
    </style:style>
    <style:style style:name="co29" style:family="table-column">
      <style:table-column-properties fo:break-before="auto" style:column-width="1.111in"/>
    </style:style>
    <style:style style:name="co30" style:family="table-column">
      <style:table-column-properties fo:break-before="auto" style:column-width="1.5063in"/>
    </style:style>
    <style:style style:name="co31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61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9.020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2.59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22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6.079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354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1.3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8.3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108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8.50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443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0.52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.0272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421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.0689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.0272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2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.0421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.0421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.0571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office:value-type="string">
            <text:p>Src Initial Line:</text:p>
          </table:table-cell>
          <table:table-cell table:number-columns-repeated="2"/>
        </table:table-row>
        <table:table-row table:style-name="ro2">
          <table:table-cell office:value-type="string">
            <text:p>Src Final Line:</text:p>
          </table:table-cell>
          <table:table-cell table:number-columns-repeated="2"/>
        </table:table-row>
        <table:table-row table:style-name="ro2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.0047in" draw:caption-point-x="-0.2402in" draw:caption-point-y="0.1752in">
              <dc:creator>LS</dc:creator>
              <dc:date>2018-11-28T00:00:00</dc:date>
              <text:p text:style-name="P1"><text:span text:style-name="T1">CacheData-flow.js:1844:23-35: [class: DisplayObject]</text:span></text:p>
              <text:p text:style-name="P1"><text:span text:style-name="T1">CacheData-flow.js:1847:1-13: [class: DisplayObject]</text:span></text:p>
              <text:p text:style-name="P1"><text:span text:style-name="T1">CacheData-flow.js:1847:1-23: DisplayObject</text:span></text:p>
              <text:p text:style-name="P1"><text:span text:style-name="T1">CacheData-flow.js:1848:1-13: [class: DisplayObject]</text:span></text:p>
              <text:p text:style-name="P1"><text:span text:style-name="T1">CacheData-flow.js:1848:1-23: DisplayObject</text:span></text:p>
            </office:annotation>
            <text:p>5</text:p>
          </table:table-cell>
        </table:table-row>
        <table:table-row table:style-name="ro2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.0201in" draw:caption-point-x="-0.2402in" draw:caption-point-y="0.3354in">
              <dc:creator>LS</dc:creator>
              <dc:date>2018-11-28T00:00:00</dc:date>
              <text:p text:style-name="P1"><text:span text:style-name="T1">CacheData-flow.js:1845:7-17: Matrix</text:span></text:p>
              <text:p text:style-name="P1"><text:span text:style-name="T1">CacheData-flow.js:1845:21-32: Matrix</text:span></text:p>
              <text:p text:style-name="P1"><text:span text:style-name="T1">CacheData-flow.js:1845:25-30: [class: Matrix]</text:span></text:p>
            </office:annotation>
            <text:p>3</text:p>
          </table:table-cell>
        </table:table-row>
        <table:table-row table:style-name="ro2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Extract" table:style-name="ta1" table:print="false">
        <table:table-column table:style-name="co8" table:default-cell-style-name="ce2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/>
          <table:table-cell table:style-name="ce9" office:value-type="float" office:value="19">
            <office:annotation draw:style-name="gr11" draw:text-style-name="P1" svg:width="1.1413in" svg:height="9.0988in" svg:x="3.9555in" svg:y="0in" draw:caption-point-x="-0.2402in" draw:caption-point-y="0.1799in">
              <dc:creator>LS</dc:creator>
              <dc:date>2018-11-29T00:00:00</dc:date>
              <text:p text:style-name="P1"><text:span text:style-name="T1">CanvasExtract-flow.js:718:7-15: Rectangle</text:span></text:p>
              <text:p text:style-name="P1"><text:span text:style-name="T1">CanvasExtract-flow.js:718:19-33: Rectangle</text:span></text:p>
              <text:p text:style-name="P1"><text:span text:style-name="T1">CanvasExtract-flow.js:718:23-31: [class: Rectangle]</text:span></text:p>
              <text:p text:style-name="P1"><text:span text:style-name="T1">CanvasExtract-flow.js:778:13-17: Rectangle</text:span></text:p>
              <text:p text:style-name="P1"><text:span text:style-name="T1">CanvasExtract-flow.js:803:13-29: Rectangle</text:span></text:p>
              <text:p text:style-name="P1"><text:span text:style-name="T1">CanvasExtract-flow.js:803:21-29: Rectangle</text:span></text:p>
              <text:p text:style-name="P1"><text:span text:style-name="T1">CanvasExtract-flow.js:804:13-17: Rectangle</text:span></text:p>
              <text:p text:style-name="P1"><text:span text:style-name="T1">CanvasExtract-flow.js:805:13-17: Rectangle</text:span></text:p>
              <text:p text:style-name="P1"><text:span text:style-name="T1">CanvasExtract-flow.js:808:23-27: Rectangle</text:span></text:p>
              <text:p text:style-name="P1"><text:span text:style-name="T1">CanvasExtract-flow.js:809:24-28: Rectangle</text:span></text:p>
              <text:p text:style-name="P1"><text:span text:style-name="T1">CanvasExtract-flow.js:812:49-53: Rectangle</text:span></text:p>
              <text:p text:style-name="P1"><text:span text:style-name="T1">CanvasExtract-flow.js:812:71-75: Rectangle</text:span></text:p>
              <text:p text:style-name="P1"><text:span text:style-name="T1">CanvasExtract-flow.js:833:13-17: Rectangle</text:span></text:p>
              <text:p text:style-name="P1"><text:span text:style-name="T1">CanvasExtract-flow.js:858:13-29: Rectangle</text:span></text:p>
              <text:p text:style-name="P1"><text:span text:style-name="T1">CanvasExtract-flow.js:858:21-29: Rectangle</text:span></text:p>
              <text:p text:style-name="P1"><text:span text:style-name="T1">CanvasExtract-flow.js:859:13-17: Rectangle</text:span></text:p>
              <text:p text:style-name="P1"><text:span text:style-name="T1">CanvasExtract-flow.js:860:13-17: Rectangle</text:span></text:p>
              <text:p text:style-name="P1"><text:span text:style-name="T1">CanvasExtract-flow.js:863:43-47: Rectangle</text:span></text:p>
              <text:p text:style-name="P1"><text:span text:style-name="T1">CanvasExtract-flow.js:863:69-73: Rectangle</text:span></text:p>
            </office:annotation>
            <text:p>19</text:p>
          </table:table-cell>
        </table:table-row>
        <table:table-row table:style-name="ro2">
          <table:table-cell office:value-type="string">
            <text:p>Render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9555in" svg:y="0in" draw:caption-point-x="-0.2402in" draw:caption-point-y="0.3555in">
              <dc:creator>LS</dc:creator>
              <dc:date>2018-11-29T00:00:00</dc:date>
              <text:p text:style-name="P1"><text:span text:style-name="T1">CanvasExtract-flow.js:783:35-47: [class: RenderTexture]</text:span></text:p>
              <text:p text:style-name="P1"><text:span text:style-name="T1">CanvasExtract-flow.js:838:35-47: [class: RenderTexture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Target</text:p>
          </table:table-cell>
          <table:table-cell table:style-name="ce9"/>
          <table:table-cell table:style-name="ce9" office:value-type="float" office:value="5">
            <office:annotation draw:style-name="gr13" draw:text-style-name="P1" svg:width="1.1413in" svg:height="3.8114in" svg:x="3.9555in" svg:y="0in" draw:caption-point-x="-0.2402in" draw:caption-point-y="0.5315in">
              <dc:creator>LS</dc:creator>
              <dc:date>2018-11-29T00:00:00</dc:date>
              <text:p text:style-name="P1"><text:span text:style-name="T1">CanvasExtract-flow.js:811:15-26: CanvasRenderTarget</text:span></text:p>
              <text:p text:style-name="P1"><text:span text:style-name="T1">CanvasExtract-flow.js:811:30-66: CanvasRenderTarget</text:span></text:p>
              <text:p text:style-name="P1"><text:span text:style-name="T1">CanvasExtract-flow.js:811:34-51: [class: CanvasRenderTarget]</text:span></text:p>
              <text:p text:style-name="P1"><text:span text:style-name="T1">CanvasExtract-flow.js:814:9-20: CanvasRenderTarget</text:span></text:p>
              <text:p text:style-name="P1"><text:span text:style-name="T1">CanvasExtract-flow.js:817:16-27: CanvasRenderTarget</text:span></text:p>
            </office:annotation>
            <text:p>5</text:p>
          </table:table-cell>
        </table:table-row>
        <table:table-row table:style-name="ro2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9555in" svg:y="0.1118in" draw:caption-point-x="-0.2402in" draw:caption-point-y="0.5953in">
              <dc:creator>LS</dc:creator>
              <dc:date>2018-11-29T00:00:00</dc:date>
              <text:p text:style-name="P1"><text:span text:style-name="T1">CanvasExtract-flow.js:877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18">
            <text:p>71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78">
            <text:p>87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Extract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10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.0217in" draw:caption-point-x="-0.2402in" draw:caption-point-y="0.1701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>
          <table:table-cell table:number-columns-repeated="3"/>
        </table:table-row>
      </table:table>
      <table:table table:name="CanvasPrepare" table:style-name="ta1" table:print="false">
        <table:table-column table:style-name="co11" table:default-cell-style-name="ce2"/>
        <table:table-column table:style-name="co2" table:number-columns-repeated="2" table:default-cell-style-name="Default"/>
        <table:table-row table:style-name="ro6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6">
          <table:table-cell office:value-type="string">
            <text:p>Container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in" draw:caption-point-x="-0.2402in" draw:caption-point-y="0.1874in">
              <dc:creator>LS</dc:creator>
              <dc:date>2018-12-01T00:00:00</dc:date>
              <text:p text:style-name="P1"><text:span text:style-name="T1">CanvasPrepare-flow.js:2282:29-37: [class: Container]</text:span></text:p>
            </office:annotation>
            <text:p>1</text:p>
          </table:table-cell>
        </table:table-row>
        <table:table-row table:style-name="ro6">
          <table:table-cell office:value-type="string">
            <text:p>BaseTexture</text:p>
          </table:table-cell>
          <table:table-cell table:style-name="ce9"/>
          <table:table-cell table:style-name="ce9" office:value-type="float" office:value="2">
            <office:annotation draw:style-name="gr12" draw:text-style-name="P1" svg:width="1.1413in" svg:height="1.3232in" svg:x="3.2035in" svg:y="0in" draw:caption-point-x="-0.2402in" draw:caption-point-y="0.3709in">
              <dc:creator>LS</dc:creator>
              <dc:date>2018-12-01T00:00:00</dc:date>
              <text:p text:style-name="P1"><text:span text:style-name="T1">CanvasPrepare-flow.js:2334:25-35: [class: BaseTexture]</text:span></text:p>
              <text:p text:style-name="P1"><text:span text:style-name="T1">CanvasPrepare-flow.js:2365:25-35: [class: BaseTexture]</text:span></text:p>
            </office:annotation>
            <text:p>2</text:p>
          </table:table-cell>
        </table:table-row>
        <table:table-row table:style-name="ro6">
          <table:table-cell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2035in" svg:y="0in" draw:caption-point-x="-0.2402in" draw:caption-point-y="0.5543in">
              <dc:creator>LS</dc:creator>
              <dc:date>2018-12-01T00:00:00</dc:date>
              <text:p text:style-name="P1"><text:span text:style-name="T1">CanvasPrepare-flow.js:2389:1-14: [class: CanvasRenderer]</text:span></text:p>
            </office:annotation>
            <text:p>1</text:p>
          </table:table-cell>
        </table:table-row>
        <table:table-row table:style-name="ro6">
          <table:table-cell office:value-type="string">
            <text:p>Texture</text:p>
          </table:table-cell>
          <table:table-cell table:style-name="ce9"/>
          <table:table-cell table:style-name="ce9" office:value-type="float" office:value="1">
            <office:annotation draw:style-name="gr6" draw:text-style-name="P1" svg:width="1.1413in" svg:height="0.7012in" svg:x="3.2035in" svg:y="0.1425in" draw:caption-point-x="-0.2402in" draw:caption-point-y="0.5949in">
              <dc:creator>LS</dc:creator>
              <dc:date>2018-12-01T00:00:00</dc:date>
              <text:p text:style-name="P1"><text:span text:style-name="T1">CanvasPrepare-flow.js:2374:56-62: [class: Texture]</text:span></text:p>
            </office:annotation>
            <text:p>1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2073">
            <text:p>2073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2390">
            <text:p>2390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anvasPrepa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Render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4" draw:text-style-name="P1" svg:width="1.1413in" svg:height="0.8567in" svg:x="2.2362in" svg:y="0.0213in" draw:caption-point-x="-0.2402in" draw:caption-point-y="0.1705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.0425in" draw:caption-point-x="-0.2402in" draw:caption-point-y="0.3366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SpriteRenderer" table:style-name="ta1" table:print="false">
        <table:table-column table:style-name="co11" table:default-cell-style-name="ce1"/>
        <table:table-column table:style-name="co2" table:default-cell-style-name="Default"/>
        <table:table-column table:style-name="co9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6961in" svg:y="0in" draw:caption-point-x="-0.2402in" draw:caption-point-y="0.1799in">
              <dc:creator>LS</dc:creator>
              <dc:date>2018-12-01T00:00:00</dc:date>
              <text:p text:style-name="P1"><text:span text:style-name="T1">CanvasSpriteRenderer-flow.js:916:1-14: [class: Canvas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/>
          <table:table-cell table:style-name="ce9" office:value-type="float" office:value="20">
            <office:annotation draw:style-name="gr15" draw:text-style-name="P1" svg:width="1.1413in" svg:height="12.6756in" svg:x="3.6961in" svg:y="0in" draw:caption-point-x="-0.2402in" draw:caption-point-y="0.3555in">
              <dc:creator>LS</dc:creator>
              <dc:date>2018-12-01T00:00:00</dc:date>
              <text:p text:style-name="P1"><text:span text:style-name="T1">CanvasSpriteRenderer-flow.js:758:7-32: Matrix</text:span></text:p>
              <text:p text:style-name="P1"><text:span text:style-name="T1">CanvasSpriteRenderer-flow.js:758:36-47: Matrix</text:span></text:p>
              <text:p text:style-name="P1"><text:span text:style-name="T1">CanvasSpriteRenderer-flow.js:758:40-45: [class: Matrix]</text:span></text:p>
              <text:p text:style-name="P1"><text:span text:style-name="T1">CanvasSpriteRenderer-flow.js:790:13-14: Matrix</text:span></text:p>
              <text:p text:style-name="P1"><text:span text:style-name="T1">CanvasSpriteRenderer-flow.js:827:25-50: Matrix</text:span></text:p>
              <text:p text:style-name="P1"><text:span text:style-name="T1">CanvasSpriteRenderer-flow.js:828:17-47: Matrix</text:span></text:p>
              <text:p text:style-name="P1"><text:span text:style-name="T1">CanvasSpriteRenderer-flow.js:828:22-47: Matrix</text:span></text:p>
              <text:p text:style-name="P1"><text:span text:style-name="T1">CanvasSpriteRenderer-flow.js:829:49-50: Matrix</text:span></text:p>
              <text:p text:style-name="P1"><text:span text:style-name="T1">CanvasSpriteRenderer-flow.js:842:21-22: Matrix</text:span></text:p>
              <text:p text:style-name="P1"><text:span text:style-name="T1">CanvasSpriteRenderer-flow.js:843:21-22: Matrix</text:span></text:p>
              <text:p text:style-name="P1"><text:span text:style-name="T1">CanvasSpriteRenderer-flow.js:844:21-22: Matrix</text:span></text:p>
              <text:p text:style-name="P1"><text:span text:style-name="T1">CanvasSpriteRenderer-flow.js:845:21-22: Matrix</text:span></text:p>
              <text:p text:style-name="P1"><text:span text:style-name="T1">CanvasSpriteRenderer-flow.js:846:22-23: Matrix</text:span></text:p>
              <text:p text:style-name="P1"><text:span text:style-name="T1">CanvasSpriteRenderer-flow.js:847:22-23: Matrix</text:span></text:p>
              <text:p text:style-name="P1"><text:span text:style-name="T1">CanvasSpriteRenderer-flow.js:856:21-22: Matrix</text:span></text:p>
              <text:p text:style-name="P1"><text:span text:style-name="T1">CanvasSpriteRenderer-flow.js:857:21-22: Matrix</text:span></text:p>
              <text:p text:style-name="P1"><text:span text:style-name="T1">CanvasSpriteRenderer-flow.js:858:21-22: Matrix</text:span></text:p>
              <text:p text:style-name="P1"><text:span text:style-name="T1">CanvasSpriteRenderer-flow.js:859:21-22: Matrix</text:span></text:p>
              <text:p text:style-name="P1"><text:span text:style-name="T1">CanvasSpriteRenderer-flow.js:860:21-22: Matrix</text:span></text:p>
              <text:p text:style-name="P1"><text:span text:style-name="T1">CanvasSpriteRenderer-flow.js:861:21-22: Matrix</text:span></text:p>
            </office:annotation>
            <text:p>20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58">
            <text:p>75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7">
            <text:p>91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lorMatrixFilter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ColorMatrix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cement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57:9-36: Matrix</text:span></text:p>
            </office:annotation>
            <text:p>1</text:p>
          </table:table-cell>
          <table:table-cell table:style-name="ce9" office:value-type="float" office:value="5">
            <office:annotation draw:style-name="gr16" draw:text-style-name="P1" svg:width="1.1413in" svg:height="3.3449in" svg:x="2.9031in" svg:y="0in" draw:caption-point-x="-0.2402in" draw:caption-point-y="0.1799in">
              <dc:creator>LS</dc:creator>
              <dc:date>2018-12-02T00:00:00</dc:date>
              <text:p text:style-name="P1"><text:span text:style-name="T1">DisplacementFilter-flow.js:745:15-24: Matrix</text:span></text:p>
              <text:p text:style-name="P1"><text:span text:style-name="T1">DisplacementFilter-flow.js:745:28-39: Matrix</text:span></text:p>
              <text:p text:style-name="P1"><text:span text:style-name="T1">DisplacementFilter-flow.js:745:32-37: [class: Matrix]</text:span></text:p>
              <text:p text:style-name="P1"><text:span text:style-name="T1">DisplacementFilter-flow.js:757:27-36: Matrix</text:span></text:p>
              <text:p text:style-name="P1"><text:span text:style-name="T1">DisplacementFilter-flow.js:760:38-47: Matrix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9-44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in" draw:caption-point-x="-0.2402in" draw:caption-point-y="0.3555in">
              <dc:creator>LS</dc:creator>
              <dc:date>2018-12-02T00:00:00</dc:date>
              <text:p text:style-name="P1"><text:span text:style-name="T1">DisplacementFilter-flow.js:768:22-44: Point</text:span></text:p>
              <text:p text:style-name="P1"><text:span text:style-name="T1">DisplacementFilter-flow.js:768:26-30: [class: Point]</text:span></text:p>
            </office:annotation>
            <text:p>2</text:p>
          </table:table-cell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37">
            <text:p>73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11">
            <text:p>81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cement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264in" draw:caption-point-x="-0.2402in" draw:caption-point-y="0.1654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7" draw:text-style-name="P1" svg:width="1.1413in" svg:height="4.1224in" svg:x="3.711in" svg:y="0.0512in" draw:caption-point-x="-0.2402in" draw:caption-point-y="0.328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1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76in" draw:caption-point-x="-0.2402in" draw:caption-point-y="0.4906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583in" draw:caption-point-x="-0.2402in" draw:caption-point-y="0.5957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8" draw:text-style-name="P1" svg:width="1.1413in" svg:height="6.1441in" svg:x="3.711in" svg:y="0.1587in" draw:caption-point-x="-0.2402in" draw:caption-point-y="0.5953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3457in" draw:caption-point-x="-0.2402in" draw:caption-point-y="0.5961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2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9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20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XAA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FXAA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4" table:default-cell-style-name="ce2"/>
        <table:table-column table:style-name="co2" table:number-columns-repeated="2" table:default-cell-style-name="ce9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21" draw:text-style-name="P1" svg:width="1.1413in" svg:height="5.0555in" svg:x="3.3319in" svg:y="0.0272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437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22" draw:text-style-name="P1" svg:width="1.1413in" svg:height="4.589in" svg:x="3.3319in" svg:y="0.0437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60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23" draw:text-style-name="P1" svg:width="1.1413in" svg:height="2.5673in" svg:x="3.3319in" svg:y="0.060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4" draw:text-style-name="P1" svg:width="1.1413in" svg:height="3.5004in" svg:x="3.3319in" svg:y="0.1472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/>
          <table:table-cell office:value-type="float" office:value="6">
            <office:annotation draw:style-name="gr25" draw:text-style-name="P1" svg:width="1.1413in" svg:height="3.0339in" svg:x="3.3319in" svg:y="0.3228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/>
          <table:table-cell office:value-type="float" office:value="5">
            <office:annotation draw:style-name="gr20" draw:text-style-name="P1" svg:width="1.1413in" svg:height="2.4118in" svg:x="3.3319in" svg:y="0.498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1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0.6744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3" draw:text-style-name="P1" svg:width="1.1413in" svg:height="3.8114in" svg:x="3.3319in" svg:y="0.8618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Ellipse</text:p>
          </table:table-cell>
          <table:table-cell/>
          <table:table-cell office:value-type="float" office:value="4">
            <office:annotation draw:style-name="gr16" draw:text-style-name="P1" svg:width="1.1413in" svg:height="3.3449in" svg:x="3.3319in" svg:y="1.0492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6" draw:text-style-name="P1" svg:width="1.1413in" svg:height="10.3429in" svg:x="3.3319in" svg:y="1.2366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4244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6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6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1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7" draw:text-style-name="P1" svg:width="1.1413in" svg:height="5.211in" svg:x="3.3319in" svg:y="1.7878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1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1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1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1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4512in" svg:y="0.0268in" draw:caption-point-x="-0.2402in" draw:caption-point-y="0.165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8" draw:text-style-name="P1" svg:width="1.1413in" svg:height="1.9453in" svg:x="3.4512in" svg:y="0.0535in" draw:caption-point-x="-0.2402in" draw:caption-point-y="0.3256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.0685in" draw:caption-point-x="-0.2402in" draw:caption-point-y="0.4862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Data" table:style-name="ta1" table:print="false">
        <table:table-column table:style-name="co2" table:default-cell-style-name="ce1"/>
        <table:table-column table:style-name="co2" table:default-cell-style-name="Default"/>
        <table:table-column table:style-name="co16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9-33: Point</text:span></text:p>
            </office:annotation>
            <text:p>1</text:p>
          </table:table-cell>
          <table:table-cell table:style-name="ce9" office:value-type="float" office:value="4">
            <office:annotation draw:style-name="gr28" draw:text-style-name="P1" svg:width="1.1413in" svg:height="1.9453in" svg:x="3.4185in" svg:y="0.0051in" draw:caption-point-x="-0.2402in" draw:caption-point-y="0.165in">
              <dc:creator>LS</dc:creator>
              <dc:date>2018-12-03T00:00:00</dc:date>
              <text:p text:style-name="P1"><text:span text:style-name="T1">InteractionData-flow.js:95:23-33: Point</text:span></text:p>
              <text:p text:style-name="P1"><text:span text:style-name="T1">InteractionData-flow.js:95:27-31: [class: Point]</text:span></text:p>
              <text:p text:style-name="P1"><text:span text:style-name="T1">InteractionData-flow.js:124:37-41: Point</text:span></text:p>
              <text:p text:style-name="P1"><text:span text:style-name="T1">InteractionData-flow.js:126:84-88: Point</text:span></text:p>
            </office:annotation>
            <text:p>4</text:p>
          </table:table-cell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3">
            <text:p>8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29">
            <text:p>129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Interaction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Even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InteractionEven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InteractionManager" table:style-name="ta1" table:print="false">
        <table:table-column table:style-name="co17" table:default-cell-style-name="ce2"/>
        <table:table-column table:style-name="co2" table:number-columns-repeated="2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0272in" draw:caption-point-x="-0.2402in" draw:caption-point-y="0.1646in">
              <dc:creator>LS</dc:creator>
              <dc:date>2018-12-04T00:00:00</dc:date>
              <text:p text:style-name="P1"><text:span text:style-name="T1">InteractionManager-flow.js:1681:5-17: [class: DisplayObject]</text:span></text:p>
              <text:p text:style-name="P1"><text:span text:style-name="T1">InteractionManager-flow.js:1681:5-27: DisplayObject</text:span></text:p>
            </office:annotation>
            <text:p>2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1">
            <office:annotation draw:style-name="gr6" draw:text-style-name="P1" svg:width="1.1413in" svg:height="0.7012in" svg:x="2.310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9-37: Point</text:span></text:p>
            </office:annotation>
            <text:p>1</text:p>
          </table:table-cell>
          <table:table-cell table:style-name="ce9" office:value-type="float" office:value="2">
            <office:annotation draw:style-name="gr12" draw:text-style-name="P1" svg:width="1.1413in" svg:height="1.3232in" svg:x="3.1992in" svg:y="0.0421in" draw:caption-point-x="-0.2402in" draw:caption-point-y="0.3252in">
              <dc:creator>LS</dc:creator>
              <dc:date>2018-12-04T00:00:00</dc:date>
              <text:p text:style-name="P1"><text:span text:style-name="T1">InteractionManager-flow.js:1955:27-37: Point</text:span></text:p>
              <text:p text:style-name="P1"><text:span text:style-name="T1">InteractionManager-flow.js:1955:31-35: [class: Point]</text:span></text:p>
            </office:annotation>
            <text:p>2</text:p>
          </table:table-cell>
        </table:table-row>
        <table:table-row table:style-name="ro1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0571in" draw:caption-point-x="-0.2402in" draw:caption-point-y="0.4858in">
              <dc:creator>LS</dc:creator>
              <dc:date>2018-12-04T00:00:00</dc:date>
              <text:p text:style-name="P1"><text:span text:style-name="T1">InteractionManager-flow.js:3265:1-13: [class: WebGLRenderer]</text:span></text:p>
            </office:annotation>
            <text:p>1</text:p>
          </table:table-cell>
        </table:table-row>
        <table:table-row table:style-name="ro1">
          <table:table-cell office:value-type="string">
            <text:p>Canvas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2" draw:text-style-name="P1" svg:width="1.1413in" svg:height="1.0122in" svg:x="3.1992in" svg:y="0.135in" draw:caption-point-x="-0.2402in" draw:caption-point-y="0.5957in">
              <dc:creator>LS</dc:creator>
              <dc:date>2018-12-04T00:00:00</dc:date>
              <text:p text:style-name="P1"><text:span text:style-name="T1">InteractionManager-flow.js:3266:1-14: [class: CanvasRenderer]</text:span></text:p>
            </office:annotation>
            <text:p>1</text:p>
          </table:table-cell>
        </table:table-row>
        <table:table-row table:style-name="ro1">
          <table:table-cell office:value-type="string">
            <text:p>InteractionData</text:p>
          </table:table-cell>
          <table:table-cell table:style-name="ce9" office:value-type="float" office:value="2">
            <office:annotation draw:style-name="gr1" draw:text-style-name="P1" svg:width="1.1413in" svg:height="1.6343in" svg:x="2.3102in" svg:y="0.3224in" draw:caption-point-x="-0.2402in" draw:caption-point-y="0.5957in">
              <dc:creator>LS</dc:creator>
              <dc:date>2018-12-04T00:00:00</dc:date>
              <text:p text:style-name="P1"><text:span text:style-name="T1">InteractionManager-flow.js:1736:9-42: InteractionData</text:span></text:p>
              <text:p text:style-name="P1"><text:span text:style-name="T1">InteractionManager-flow.js:1747:9-44: InteractionData</text:span></text:p>
            </office:annotation>
            <text:p>2</text:p>
          </table:table-cell>
          <table:table-cell table:style-name="ce9" office:value-type="float" office:value="8">
            <office:annotation draw:style-name="gr29" draw:text-style-name="P1" svg:width="1.1413in" svg:height="6.2996in" svg:x="3.1992in" svg:y="0.3228in" draw:caption-point-x="-0.2402in" draw:caption-point-y="0.5953in">
              <dc:creator>LS</dc:creator>
              <dc:date>2018-12-04T00:00:00</dc:date>
              <text:p text:style-name="P1"><text:span text:style-name="T1">InteractionManager-flow.js:1736:22-42: InteractionData</text:span></text:p>
              <text:p text:style-name="P1"><text:span text:style-name="T1">InteractionManager-flow.js:1736:26-40: [class: InteractionData]</text:span></text:p>
              <text:p text:style-name="P1"><text:span text:style-name="T1">InteractionManager-flow.js:1740:9-18: InteractionData</text:span></text:p>
              <text:p text:style-name="P1"><text:span text:style-name="T1">InteractionManager-flow.js:1747:24-44: InteractionData</text:span></text:p>
              <text:p text:style-name="P1"><text:span text:style-name="T1">InteractionManager-flow.js:1747:28-42: [class: InteractionData]</text:span></text:p>
              <text:p text:style-name="P1"><text:span text:style-name="T1">InteractionManager-flow.js:1751:9-20: InteractionData</text:span></text:p>
              <text:p text:style-name="P1"><text:span text:style-name="T1">InteractionManager-flow.js:3131:61-81: InteractionData</text:span></text:p>
              <text:p text:style-name="P1"><text:span text:style-name="T1">InteractionManager-flow.js:3131:65-79: [class: InteractionData]</text:span></text:p>
            </office:annotation>
            <text:p>8</text:p>
          </table:table-cell>
        </table:table-row>
        <table:table-row table:style-name="ro1">
          <table:table-cell office:value-type="string">
            <text:p>InteractionEvent</text:p>
          </table:table-cell>
          <table:table-cell table:style-name="ce9" office:value-type="float" office:value="1">
            <office:annotation draw:style-name="gr14" draw:text-style-name="P1" svg:width="1.1413in" svg:height="0.8567in" svg:x="2.3102in" svg:y="0.5102in" draw:caption-point-x="-0.2402in" draw:caption-point-y="0.5953in">
              <dc:creator>LS</dc:creator>
              <dc:date>2018-12-04T00:00:00</dc:date>
              <text:p text:style-name="P1"><text:span text:style-name="T1">InteractionManager-flow.js:1758:9-47: InteractionEvent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1992in" svg:y="0.5106in" draw:caption-point-x="-0.2402in" draw:caption-point-y="0.5949in">
              <dc:creator>LS</dc:creator>
              <dc:date>2018-12-04T00:00:00</dc:date>
              <text:p text:style-name="P1"><text:span text:style-name="T1">InteractionManager-flow.js:1758:26-47: InteractionEvent</text:span></text:p>
              <text:p text:style-name="P1"><text:span text:style-name="T1">InteractionManager-flow.js:1758:30-45: [class: InteractionEvent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680">
            <text:p>16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267">
            <text:p>32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InteractionManager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Loader" table:style-name="ta1" table:print="false">
        <table:table-column table:style-name="co18" table:default-cell-style-name="ce1"/>
        <table:table-column table:style-name="co2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6">
          <table:table-cell table:style-name="ce10" office:value-type="string">
            <office:annotation draw:style-name="gr30" draw:text-style-name="P1" svg:width="1.1413in" svg:height="0.2634in" svg:x="1.4362in" svg:y="0in" draw:caption-point-x="-0.2402in" draw:caption-point-y="0.3634in">
              <dc:creator>LS</dc:creator>
              <dc:date>2018-12-05T00:00:00</dc:date>
              <text:p text:style-name="P1"><text:span text:style-name="T1">External class</text:span></text:p>
            </office:annotation>
            <text:p>ResourceLo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Lo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8" draw:text-style-name="P1" svg:width="1.1413in" svg:height="1.9453in" svg:x="3.711in" svg:y="0.0217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skManager" table:style-name="ta1" table:print="false">
        <table:table-column table:style-name="co19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31" draw:text-style-name="P1" svg:width="1.1413in" svg:height="7.3882in" svg:x="3.1378in" svg:y="0.0252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6">
            <office:annotation draw:style-name="gr32" draw:text-style-name="P1" svg:width="1.1413in" svg:height="2.8783in" svg:x="2.9031in" svg:y="0.0154in" draw:caption-point-x="-0.2402in" draw:caption-point-y="0.1646in">
              <dc:creator>LS</dc:creator>
              <dc:date>2018-12-05T00:00:00</dc:date>
              <text:p text:style-name="P1"><text:span text:style-name="T1">Mesh-flow.js:823:7-15: Point</text:span></text:p>
              <text:p text:style-name="P1"><text:span text:style-name="T1">Mesh-flow.js:823:19-29: Point</text:span></text:p>
              <text:p text:style-name="P1"><text:span text:style-name="T1">Mesh-flow.js:823:23-27: [class: Point]</text:span></text:p>
              <text:p text:style-name="P1"><text:span text:style-name="T1">Mesh-flow.js:1278:49-57: Point</text:span></text:p>
              <text:p text:style-name="P1"><text:span text:style-name="T1">Mesh-flow.js:1299:38-46: Point</text:span></text:p>
              <text:p text:style-name="P1"><text:span text:style-name="T1">Mesh-flow.js:1299:51-59: Point</text:span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Polygon</text:p>
          </table:table-cell>
          <table:table-cell table:style-name="ce9"/>
          <table:table-cell table:style-name="ce9" office:value-type="float" office:value="5">
            <office:annotation draw:style-name="gr23" draw:text-style-name="P1" svg:width="1.1413in" svg:height="2.5673in" svg:x="2.9031in" svg:y="0.0303in" draw:caption-point-x="-0.2402in" draw:caption-point-y="0.3252in">
              <dc:creator>LS</dc:creator>
              <dc:date>2018-12-05T00:00:00</dc:date>
              <text:p text:style-name="P1"><text:span text:style-name="T1">Mesh-flow.js:824:7-17: Polygon</text:span></text:p>
              <text:p text:style-name="P1"><text:span text:style-name="T1">Mesh-flow.js:824:21-33: Polygon</text:span></text:p>
              <text:p text:style-name="P1"><text:span text:style-name="T1">Mesh-flow.js:824:25-31: [class: Polygon]</text:span></text:p>
              <text:p text:style-name="P1"><text:span text:style-name="T1">Mesh-flow.js:1281:24-34: Polygon</text:span></text:p>
              <text:p text:style-name="P1"><text:span text:style-name="T1">Mesh-flow.js:1299:17-27: Polygon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MeshShader</text:p>
          </table:table-cell>
          <table:table-cell table:style-name="ce9"/>
          <table:table-cell table:style-name="ce9" office:value-type="float" office:value="31">
            <office:annotation draw:style-name="gr33" draw:text-style-name="P1" svg:width="1.1413in" svg:height="36.1579in" svg:x="2.9031in" svg:y="0.0457in" draw:caption-point-x="-0.2402in" draw:caption-point-y="0.4858in">
              <dc:creator>LS</dc:creator>
              <dc:date>2018-12-05T00:00:00</dc:date>
              <text:p text:style-name="P1"><text:span text:style-name="T1">Mesh-flow.js:948:13-18: {dirty: , indexBuffer: , indexDirty: , shader: MeshShader, uvBuffer: , vao: , vertexBuffer: }</text:span></text:p>
              <text:p text:style-name="P1"><text:span text:style-name="T1">Mesh-flow.js:952:13,961:13: {dirty: , indexBuffer: , indexDirty: , shader: MeshShader, uvBuffer: , vao: , vertexBuffer: }</text:span></text:p>
              <text:p text:style-name="P1"><text:span text:style-name="T1">Mesh-flow.js:952:22,961:13: {dirty: , indexBuffer: , indexDirty: , shader: MeshShader, uvBuffer: , vao: , vertexBuffer: }</text:span></text:p>
              <text:p text:style-name="P1"><text:span text:style-name="T1">Mesh-flow.js:953:25-42: MeshShader</text:span></text:p>
              <text:p text:style-name="P1"><text:span text:style-name="T1">Mesh-flow.js:953:29-38: [class: MeshShader]</text:span></text:p>
              <text:p text:style-name="P1"><text:span text:style-name="T1">Mesh-flow.js:964:13-18: {dirty: , indexBuffer: , indexDirty: , shader: MeshShader, uvBuffer: , vao: , vertexBuffer: }</text:span></text:p>
              <text:p text:style-name="P1"><text:span text:style-name="T1">Mesh-flow.js:965:27-32: {dirty: , indexBuffer: , indexDirty: , shader: MeshShader, uvBuffer: , vao: , vertexBuffer: }</text:span></text:p>
              <text:p text:style-name="P1"><text:span text:style-name="T1">Mesh-flow.js:966:31-36: {dirty: , indexBuffer: , indexDirty: , shader: MeshShader, uvBuffer: , vao: , vertexBuffer: }</text:span></text:p>
              <text:p text:style-name="P1"><text:span text:style-name="T1">Mesh-flow.js:966:52-57: {dirty: , indexBuffer: , indexDirty: , shader: MeshShader, uvBuffer: , vao: , vertexBuffer: }</text:span></text:p>
              <text:p text:style-name="P1"><text:span text:style-name="T1">Mesh-flow.js:966:52-64: MeshShader</text:span></text:p>
              <text:p text:style-name="P1"><text:span text:style-name="T1">Mesh-flow.js:967:31-36: {dirty: , indexBuffer: , indexDirty: , shader: MeshShader, uvBuffer: , vao: , vertexBuffer: }</text:span></text:p>
              <text:p text:style-name="P1"><text:span text:style-name="T1">Mesh-flow.js:967:48-53: {dirty: , indexBuffer: , indexDirty: , shader: MeshShader, uvBuffer: , vao: , vertexBuffer: }</text:span></text:p>
              <text:p text:style-name="P1"><text:span text:style-name="T1">Mesh-flow.js:967:48-60: MeshShader</text:span></text:p>
              <text:p text:style-name="P1"><text:span text:style-name="T1">Mesh-flow.js:969:13-56: {dirty: , indexBuffer: , indexDirty: , shader: MeshShader, uvBuffer: , vao: , vertexBuffer: }</text:span></text:p>
              <text:p text:style-name="P1"><text:span text:style-name="T1">Mesh-flow.js:969:51-56: {dirty: , indexBuffer: , indexDirty: , shader: MeshShader, uvBuffer: , vao: , vertexBuffer: }</text:span></text:p>
              <text:p text:style-name="P1"><text:span text:style-name="T1">Mesh-flow.js:972:28-33: {dirty: , indexBuffer: , indexDirty: , shader: MeshShader, uvBuffer: , vao: , vertexBuffer: }</text:span></text:p>
              <text:p text:style-name="P1"><text:span text:style-name="T1">Mesh-flow.js:974:13-18: {dirty: , indexBuffer: , indexDirty: , shader: MeshShader, uvBuffer: , vao: , vertexBuffer: }</text:span></text:p>
              <text:p text:style-name="P1"><text:span text:style-name="T1">Mesh-flow.js:975:13-18: {dirty: , indexBuffer: , indexDirty: , shader: MeshShader, uvBuffer: , vao: , vertexBuffer: }</text:span></text:p>
              <text:p text:style-name="P1"><text:span text:style-name="T1">Mesh-flow.js:978:33-38: {dirty: , indexBuffer: , indexDirty: , shader: MeshShader, uvBuffer: , vao: , vertexBuffer: }</text:span></text:p>
              <text:p text:style-name="P1"><text:span text:style-name="T1">Mesh-flow.js:980:13-18: {dirty: , indexBuffer: , indexDirty: , shader: MeshShader, uvBuffer: , vao: , vertexBuffer: }</text:span></text:p>
              <text:p text:style-name="P1"><text:span text:style-name="T1">Mesh-flow.js:981:13-18: {dirty: , indexBuffer: , indexDirty: , shader: MeshShader, uvBuffer: , vao: , vertexBuffer: }</text:span></text:p>
              <text:p text:style-name="P1"><text:span text:style-name="T1">Mesh-flow.js:984:9-14: {dirty: , indexBuffer: , indexDirty: , shader: MeshShader, uvBuffer: , vao: , vertexBuffer: }</text:span></text:p>
              <text:p text:style-name="P1"><text:span text:style-name="T1">Mesh-flow.js:986:29-34: {dirty: , indexBuffer: , indexDirty: , shader: MeshShader, uvBuffer: , vao: , vertexBuffer: }</text:span></text:p>
              <text:p text:style-name="P1"><text:span text:style-name="T1">Mesh-flow.js:986:29-41: MeshShader</text:span></text:p>
              <text:p text:style-name="P1"><text:span text:style-name="T1">Mesh-flow.js:990:9-14: {dirty: , indexBuffer: , indexDirty: , shader: MeshShader, uvBuffer: , vao: , vertexBuffer: }</text:span></text:p>
              <text:p text:style-name="P1"><text:span text:style-name="T1">Mesh-flow.js:990:9-21: MeshShader</text:span></text:p>
              <text:p text:style-name="P1"><text:span text:style-name="T1">Mesh-flow.js:991:9-14: {dirty: , indexBuffer: , indexDirty: , shader: MeshShader, uvBuffer: , vao: , vertexBuffer: }</text:span></text:p>
              <text:p text:style-name="P1"><text:span text:style-name="T1">Mesh-flow.js:991:9-21: MeshShader</text:span></text:p>
              <text:p text:style-name="P1"><text:span text:style-name="T1">Mesh-flow.js:992:9-14: {dirty: , indexBuffer: , indexDirty: , shader: MeshShader, uvBuffer: , vao: , vertexBuffer: }</text:span></text:p>
              <text:p text:style-name="P1"><text:span text:style-name="T1">Mesh-flow.js:992:9-21: MeshShader</text:span></text:p>
              <text:p text:style-name="P1"><text:span text:style-name="T1">Mesh-flow.js:996:9-14: {dirty: , indexBuffer: , indexDirty: , shader: MeshShader, uvBuffer: , vao: , vertexBuffer: }</text:span></text:p>
            </office:annotation>
            <text:p>31</text:p>
          </table:table-cell>
        </table:table-row>
        <table:table-row table:style-name="ro2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23">
            <text:p>82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369">
            <text:p>136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esh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esh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MeshShad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ovieClip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2">
            <office:annotation draw:style-name="gr12" draw:text-style-name="P1" svg:width="1.1413in" svg:height="1.3232in" svg:x="2.0142in" svg:y="0.0098in" draw:caption-point-x="-0.2402in" draw:caption-point-y="0.1701in">
              <dc:creator>LS</dc:creator>
              <dc:date>2018-12-07T00:00:00</dc:date>
              <text:p text:style-name="P1"><text:span text:style-name="T1">MovieClip-flow.js:1133:9-32: Array&lt;Texture&gt;</text:span></text:p>
              <text:p text:style-name="P1"><text:span text:style-name="T1">MovieClip-flow.js:1403:13-34: Array&lt;Texture&gt;</text:span></text:p>
            </office:annotation>
            <text:p>2</text:p>
          </table:table-cell>
          <table:table-cell table:style-name="ce9" office:value-type="float" office:value="24">
            <office:annotation draw:style-name="gr34" draw:text-style-name="P1" svg:width="1.1413in" svg:height="13.9197in" svg:x="3.4213in" svg:y="0.0106in" draw:caption-point-x="-0.2402in" draw:caption-point-y="0.1693in">
              <dc:creator>LS</dc:creator>
              <dc:date>2018-12-07T00:00:00</dc:date>
              <text:p text:style-name="P1"><text:span text:style-name="T1">MovieClip-flow.js:1119:17-24: Array&lt;Texture&gt;</text:span></text:p>
              <text:p text:style-name="P1"><text:span text:style-name="T1">MovieClip-flow.js:1121:15-22: Array&lt;Texture&gt;</text:span></text:p>
              <text:p text:style-name="P1"><text:span text:style-name="T1">MovieClip-flow.js:1121:15-25: Texture</text:span></text:p>
              <text:p text:style-name="P1"><text:span text:style-name="T1">MovieClip-flow.js:1121:15-80: Texture</text:span></text:p>
              <text:p text:style-name="P1"><text:span text:style-name="T1">MovieClip-flow.js:1121:38-44: [class: Texture]</text:span></text:p>
              <text:p text:style-name="P1"><text:span text:style-name="T1">MovieClip-flow.js:1121:48-58: Texture</text:span></text:p>
              <text:p text:style-name="P1"><text:span text:style-name="T1">MovieClip-flow.js:1133:25-32: Array&lt;Texture&gt;</text:span></text:p>
              <text:p text:style-name="P1"><text:span text:style-name="T1">MovieClip-flow.js:1344:27-33: [class: Texture]</text:span></text:p>
              <text:p text:style-name="P1"><text:span text:style-name="T1">MovieClip-flow.js:1359:15-22: Array&lt;Texture&gt;</text:span></text:p>
              <text:p text:style-name="P1"><text:span text:style-name="T1">MovieClip-flow.js:1359:26-27: Array&lt;Texture&gt;</text:span></text:p>
              <text:p text:style-name="P1"><text:span text:style-name="T1">MovieClip-flow.js:1363:13-20: Array&lt;Texture&gt;</text:span></text:p>
              <text:p text:style-name="P1"><text:span text:style-name="T1">MovieClip-flow.js:1363:27-33: [class: Texture]</text:span></text:p>
              <text:p text:style-name="P1"><text:span text:style-name="T1">MovieClip-flow.js:1363:27-54: Texture</text:span></text:p>
              <text:p text:style-name="P1"><text:span text:style-name="T1">MovieClip-flow.js:1366:30-37: Array&lt;Texture&gt;</text:span></text:p>
              <text:p text:style-name="P1"><text:span text:style-name="T1">MovieClip-flow.js:1399:18-22: Array&lt;Texture&gt;</text:span></text:p>
              <text:p text:style-name="P1"><text:span text:style-name="T1">MovieClip-flow.js:1401:13-17: Array&lt;Texture&gt;</text:span></text:p>
              <text:p text:style-name="P1"><text:span text:style-name="T1">MovieClip-flow.js:1401:13-20: Texture</text:span></text:p>
              <text:p text:style-name="P1"><text:span text:style-name="T1">MovieClip-flow.js:1401:33-39: [class: Texture]</text:span></text:p>
              <text:p text:style-name="P1"><text:span text:style-name="T1">MovieClip-flow.js:1403:30-34: Array&lt;Texture&gt;</text:span></text:p>
              <text:p text:style-name="P1"><text:span text:style-name="T1">MovieClip-flow.js:1411:33-37: Array&lt;Texture&gt;</text:span></text:p>
              <text:p text:style-name="P1"><text:span text:style-name="T1">MovieClip-flow.js:1413:37-41: Array&lt;Texture&gt;</text:span></text:p>
              <text:p text:style-name="P1"><text:span text:style-name="T1">MovieClip-flow.js:1413:37-44: Texture</text:span></text:p>
              <text:p text:style-name="P1"><text:span text:style-name="T1">MovieClip-flow.js:1414:38-42: Array&lt;Texture&gt;</text:span></text:p>
              <text:p text:style-name="P1"><text:span text:style-name="T1">MovieClip-flow.js:1414:38-45: Texture</text:span></text:p>
            </office:annotation>
            <text:p>24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113">
            <text:p>1113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8">
            <text:p>1438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ovieClip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ineSlice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Plan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ineSlice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Noise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Noise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ject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Object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article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Buff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Container" table:style-name="ta1" table:print="false">
        <table:table-column table:style-name="co2" table:default-cell-style-name="ce1"/>
        <table:table-column table:style-name="co2" table:default-cell-style-name="Default"/>
        <table:table-column table:style-name="co21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articleContain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Renderer" table:style-name="ta1" table:print="false">
        <table:table-column table:style-name="co22" table:default-cell-style-name="ce2"/>
        <table:table-column table:style-name="co2" table:default-cell-style-name="Default"/>
        <table:table-column table:style-name="co21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ParticleShader</text:p>
          </table:table-cell>
          <table:table-cell table:style-name="ce9" office:value-type="float" office:value="1">
            <office:annotation draw:style-name="gr6" draw:text-style-name="P1" svg:width="1.1413in" svg:height="0.7012in" svg:x="2.2902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9-44: ParticleShader</text:span></text:p>
            </office:annotation>
            <text:p>1</text:p>
          </table:table-cell>
          <table:table-cell table:style-name="ce9" office:value-type="float" office:value="7">
            <office:annotation draw:style-name="gr35" draw:text-style-name="P1" svg:width="1.1413in" svg:height="4.4335in" svg:x="3.7209in" svg:y="0in" draw:caption-point-x="-0.2402in" draw:caption-point-y="0.1646in">
              <dc:creator>LS</dc:creator>
              <dc:date>2018-12-10T00:00:00</dc:date>
              <text:p text:style-name="P1"><text:span text:style-name="T1">ParticleRenderer-flow.js:1435:23-44: ParticleShader</text:span></text:p>
              <text:p text:style-name="P1"><text:span text:style-name="T1">ParticleRenderer-flow.js:1435:27-40: [class: ParticleShader]</text:span></text:p>
              <text:p text:style-name="P1"><text:span text:style-name="T1">ParticleRenderer-flow.js:1440:28-38: ParticleShader</text:span></text:p>
              <text:p text:style-name="P1"><text:span text:style-name="T1">ParticleRenderer-flow.js:1447:28-38: ParticleShader</text:span></text:p>
              <text:p text:style-name="P1"><text:span text:style-name="T1">ParticleRenderer-flow.js:1454:28-38: ParticleShader</text:span></text:p>
              <text:p text:style-name="P1"><text:span text:style-name="T1">ParticleRenderer-flow.js:1461:28-38: ParticleShader</text:span></text:p>
              <text:p text:style-name="P1"><text:span text:style-name="T1">ParticleRenderer-flow.js:1468:28-38: ParticleShader</text:span></text:p>
            </office:annotation>
            <text:p>7</text:p>
          </table:table-cell>
        </table:table-row>
        <table:table-row table:style-name="ro4">
          <table:table-cell office:value-type="string">
            <text:p>ParticleBuff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6">
            <office:annotation draw:style-name="gr36" draw:text-style-name="P1" svg:width="1.1413in" svg:height="11.4315in" svg:x="3.7209in" svg:y="0in" draw:caption-point-x="-0.2402in" draw:caption-point-y="0.3252in">
              <dc:creator>LS</dc:creator>
              <dc:date>2018-12-10T00:00:00</dc:date>
              <text:p text:style-name="P1"><text:span text:style-name="T1">ParticleRenderer-flow.js:1506:13-19: Array&lt;ParticleBuffer&gt;</text:span></text:p>
              <text:p text:style-name="P1"><text:span text:style-name="T1">ParticleRenderer-flow.js:1510:13-103: Array&lt;ParticleBuffer&gt;</text:span></text:p>
              <text:p text:style-name="P1"><text:span text:style-name="T1">ParticleRenderer-flow.js:1510:23-103: Array&lt;ParticleBuffer&gt;</text:span></text:p>
              <text:p text:style-name="P1"><text:span text:style-name="T1">ParticleRenderer-flow.js:1510:73-103: Array&lt;ParticleBuffer&gt;</text:span></text:p>
              <text:p text:style-name="P1"><text:span text:style-name="T1">ParticleRenderer-flow.js:1540:19-24: ParticleBuffer</text:span></text:p>
              <text:p text:style-name="P1"><text:span text:style-name="T1">ParticleRenderer-flow.js:1540:28-34: Array&lt;ParticleBuffer&gt;</text:span></text:p>
              <text:p text:style-name="P1"><text:span text:style-name="T1">ParticleRenderer-flow.js:1540:28-37: ParticleBuffer</text:span></text:p>
              <text:p text:style-name="P1"><text:span text:style-name="T1">ParticleRenderer-flow.js:1543:13-18: ParticleBuffer</text:span></text:p>
              <text:p text:style-name="P1"><text:span text:style-name="T1">ParticleRenderer-flow.js:1548:17-22: ParticleBuffer</text:span></text:p>
              <text:p text:style-name="P1"><text:span text:style-name="T1">ParticleRenderer-flow.js:1553:13-18: ParticleBuffer</text:span></text:p>
              <text:p text:style-name="P1"><text:span text:style-name="T1">ParticleRenderer-flow.js:1572:15-21: Array&lt;ParticleBuffer&gt;</text:span></text:p>
              <text:p text:style-name="P1"><text:span text:style-name="T1">ParticleRenderer-flow.js:1572:25-26: Array&lt;ParticleBuffer&gt;</text:span></text:p>
              <text:p text:style-name="P1"><text:span text:style-name="T1">ParticleRenderer-flow.js:1579:13-19: Array&lt;ParticleBuffer&gt;</text:span></text:p>
              <text:p text:style-name="P1"><text:span text:style-name="T1">ParticleRenderer-flow.js:1579:26-97: ParticleBuffer</text:span></text:p>
              <text:p text:style-name="P1"><text:span text:style-name="T1">ParticleRenderer-flow.js:1579:30-43: [class: ParticleBuffer]</text:span></text:p>
              <text:p text:style-name="P1"><text:span text:style-name="T1">ParticleRenderer-flow.js:1582:16-22: Array&lt;ParticleBuffer&gt;</text:span></text:p>
            </office:annotation>
            <text:p>16</text:p>
          </table:table-cell>
        </table:table-row>
        <table:table-row table:style-name="ro3">
          <table:table-cell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2902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9-38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209in" svg:y="0in" draw:caption-point-x="-0.2402in" draw:caption-point-y="0.4913in">
              <dc:creator>LS</dc:creator>
              <dc:date>2018-12-10T00:00:00</dc:date>
              <text:p text:style-name="P1"><text:span text:style-name="T1">ParticleRenderer-flow.js:1418:27-38: Matrix</text:span></text:p>
              <text:p text:style-name="P1"><text:span text:style-name="T1">ParticleRenderer-flow.js:1418:31-36: [class: Matrix]</text:span></text:p>
            </office:annotation>
            <text:p>2</text:p>
          </table:table-cell>
        </table:table-row>
        <table:table-row table:style-name="ro4">
          <table:table-cell office:value-type="string">
            <text:p>WebGLRender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office:annotation draw:style-name="gr14" draw:text-style-name="P1" svg:width="1.1413in" svg:height="0.8567in" svg:x="3.7209in" svg:y="0.0567in" draw:caption-point-x="-0.2402in" draw:caption-point-y="0.5949in">
              <dc:creator>LS</dc:creator>
              <dc:date>2018-12-10T00:00:00</dc:date>
              <text:p text:style-name="P1"><text:span text:style-name="T1">ParticleRenderer-flow.js:1797:1-13: [class: WebGLRenderer]</text:span></text:p>
            </office:annotation>
            <text:p>1</text:p>
          </table:table-cell>
        </table:table-row>
        <table:table-row table:style-name="ro3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92">
            <text:p>1392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97">
            <text:p>179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ParticleRender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articleShader" table:style-name="ta1" table:print="false">
        <table:table-column table:style-name="co2" table:default-cell-style-name="ce1"/>
        <table:table-column table:style-name="co2" table:default-cell-style-name="Default"/>
        <table:table-column table:style-name="co20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Particl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lan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lan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37" draw:text-style-name="P1" svg:width="1.1413in" svg:height="8.0102in" svg:x="3.711in" svg:y="0.0213in" draw:caption-point-x="-0.2402in" draw:caption-point-y="0.1705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24in" draw:caption-point-x="-0.2402in" draw:caption-point-y="0.1677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39in" draw:caption-point-x="-0.2402in" draw:caption-point-y="0.3283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2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38" draw:text-style-name="P1" svg:width="1.1413in" svg:height="7.0772in" svg:x="3.3992in" svg:y="0.0161in" draw:caption-point-x="-0.2402in" draw:caption-point-y="0.1756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1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p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18">
            <office:annotation draw:style-name="gr39" draw:text-style-name="P1" svg:width="1.1413in" svg:height="8.4768in" svg:x="2.9031in" svg:y="0in" draw:caption-point-x="-0.2402in" draw:caption-point-y="0.1799in">
              <dc:creator>LS</dc:creator>
              <dc:date>2018-12-12T00:00:00</dc:date>
              <text:p text:style-name="P1"><text:span text:style-name="T1">Rope-flow.js:701:15-20: Point</text:span></text:p>
              <text:p text:style-name="P1"><text:span text:style-name="T1">Rope-flow.js:701:24-62: Point</text:span></text:p>
              <text:p text:style-name="P1"><text:span text:style-name="T1">Rope-flow.js:701:28-32: [class: Point]</text:span></text:p>
              <text:p text:style-name="P1"><text:span text:style-name="T1">Rope-flow.js:702:15-20: Point</text:span></text:p>
              <text:p text:style-name="P1"><text:span text:style-name="T1">Rope-flow.js:702:24-94: Point</text:span></text:p>
              <text:p text:style-name="P1"><text:span text:style-name="T1">Rope-flow.js:702:28-32: [class: Point]</text:span></text:p>
              <text:p text:style-name="P1"><text:span text:style-name="T1">Rope-flow.js:704:22-27: Point</text:span></text:p>
              <text:p text:style-name="P1"><text:span text:style-name="T1">Rope-flow.js:705:22-27: Point</text:span></text:p>
              <text:p text:style-name="P1"><text:span text:style-name="T1">Rope-flow.js:706:22-27: Point</text:span></text:p>
              <text:p text:style-name="P1"><text:span text:style-name="T1">Rope-flow.js:707:25-30: Point</text:span></text:p>
              <text:p text:style-name="P1"><text:span text:style-name="T1">Rope-flow.js:707:37-42: Point</text:span></text:p>
              <text:p text:style-name="P1"><text:span text:style-name="T1">Rope-flow.js:723:36-41: Point</text:span></text:p>
              <text:p text:style-name="P1"><text:span text:style-name="T1">Rope-flow.js:723:48-53: Point</text:span></text:p>
              <text:p text:style-name="P1"><text:span text:style-name="T1">Rope-flow.js:724:34-39: Point</text:span></text:p>
              <text:p text:style-name="P1"><text:span text:style-name="T1">Rope-flow.js:726:40-45: Point</text:span></text:p>
              <text:p text:style-name="P1"><text:span text:style-name="T1">Rope-flow.js:726:52-57: Point</text:span></text:p>
              <text:p text:style-name="P1"><text:span text:style-name="T1">Rope-flow.js:727:37-42: Point</text:span></text:p>
              <text:p text:style-name="P1"><text:span text:style-name="T1">Rope-flow.js:727:49-54: Point</text:span></text:p>
            </office:annotation>
            <text:p>18</text:p>
          </table:table-cell>
        </table:table-row>
        <table:table-row table:style-name="ro2">
          <table:table-cell table:style-name="ce10" office:value-type="string">
            <text:p>Mesh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34">
            <text:p>6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827">
            <text:p>82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Rop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" table:style-name="ta1" table:print="false">
        <table:table-column table:style-name="co24" table:default-cell-style-name="ce2"/>
        <table:table-column table:style-name="co2" table:default-cell-style-name="Default"/>
        <table:table-column table:style-name="co25" table:default-cell-style-name="Default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8">
            <office:annotation draw:style-name="gr13" draw:text-style-name="P1" svg:width="1.1413in" svg:height="3.8114in" svg:x="3.7445in" svg:y="0.0118in" draw:caption-point-x="-0.2402in" draw:caption-point-y="0.1799in">
              <dc:creator>LS</dc:creator>
              <dc:date>2018-12-13T00:00:00</dc:date>
              <text:p text:style-name="P1"><text:span text:style-name="T1">Sprite-flow.js:1557:7-15: Point</text:span></text:p>
              <text:p text:style-name="P1"><text:span text:style-name="T1">Sprite-flow.js:1557:19-29: Point</text:span></text:p>
              <text:p text:style-name="P1"><text:span text:style-name="T1">Sprite-flow.js:1557:23-27: [class: Point]</text:span></text:p>
              <text:p text:style-name="P1"><text:span text:style-name="T1">Sprite-flow.js:1899:49-57: Point</text:span></text:p>
              <text:p text:style-name="P1"><text:span text:style-name="T1">Sprite-flow.js:1906:13-21: Point</text:span></text:p>
              <text:p text:style-name="P1"><text:span text:style-name="T1">Sprite-flow.js:1906:33-41: Point</text:span></text:p>
              <text:p text:style-name="P1"><text:span text:style-name="T1">Sprite-flow.js:1910:17-25: Point</text:span></text:p>
              <text:p text:style-name="P1"><text:span text:style-name="T1">Sprite-flow.js:1910:37-45: Point</text:span></text:p>
            </office:annotation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table:style-name="ce9" office:value-type="float" office:value="1">
            <office:annotation draw:style-name="gr4" draw:text-style-name="P1" svg:width="1.1413in" svg:height="0.5457in" svg:x="2.3366in" svg:y="0.0118in" draw:caption-point-x="-0.2402in" draw:caption-point-y="0.3555in">
              <dc:creator>LS</dc:creator>
              <dc:date>2018-12-13T00:00:00</dc:date>
              <text:p text:style-name="P1"><text:span text:style-name="T1">Sprite-flow.js:1879:21-59: Rectangle</text:span></text:p>
            </office:annotation>
            <text:p>1</text:p>
          </table:table-cell>
          <table:table-cell table:style-name="ce9" office:value-type="float" office:value="8">
            <office:annotation draw:style-name="gr35" draw:text-style-name="P1" svg:width="1.1413in" svg:height="4.4335in" svg:x="3.7445in" svg:y="0.0118in" draw:caption-point-x="-0.2402in" draw:caption-point-y="0.3555in">
              <dc:creator>LS</dc:creator>
              <dc:date>2018-12-13T00:00:00</dc:date>
              <text:p text:style-name="P1"><text:span text:style-name="T1">Sprite-flow.js:1865:20-23: void | Rectangle</text:span></text:p>
              <text:p text:style-name="P1"><text:span text:style-name="T1">Sprite-flow.js:1875:18-21: void | Rectangle</text:span></text:p>
              <text:p text:style-name="P1"><text:span text:style-name="T1">Sprite-flow.js:1879:45-59: Rectangle</text:span></text:p>
              <text:p text:style-name="P1"><text:span text:style-name="T1">Sprite-flow.js:1879:49-57: [class: Rectangle]</text:span></text:p>
              <text:p text:style-name="P1"><text:span text:style-name="T1">Sprite-flow.js:1882:17-44: Rectangle</text:span></text:p>
              <text:p text:style-name="P1"><text:span text:style-name="T1">Sprite-flow.js:1882:24-44: Rectangle</text:span></text:p>
              <text:p text:style-name="P1"><text:span text:style-name="T1">Sprite-flow.js:1885:46-49: Rectangle</text:span></text:p>
              <text:p text:style-name="P1"><text:span text:style-name="T1">Sprite-flow.js:1888:48-51: void | Rectangle</text:span></text:p>
            </office:annotation>
            <text:p>8</text:p>
          </table:table-cell>
        </table:table-row>
        <table:table-row table:style-name="ro1">
          <table:table-cell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66in" svg:y="0.0232in" draw:caption-point-x="-0.2402in" draw:caption-point-y="0.5315in">
              <dc:creator>LS</dc:creator>
              <dc:date>2018-12-13T00:00:00</dc:date>
              <text:p text:style-name="P1"><text:span text:style-name="T1">Sprite-flow.js:1577:9-70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445in" svg:y="0.0232in" draw:caption-point-x="-0.2402in" draw:caption-point-y="0.5315in">
              <dc:creator>LS</dc:creator>
              <dc:date>2018-12-13T00:00:00</dc:date>
              <text:p text:style-name="P1"><text:span text:style-name="T1">Sprite-flow.js:1577:24-70: ObservablePoint</text:span></text:p>
              <text:p text:style-name="P1"><text:span text:style-name="T1">Sprite-flow.js:1577:28-42: [class: ObservablePoint]</text:span></text:p>
            </office:annotation>
            <text:p>2</text:p>
          </table:table-cell>
        </table:table-row>
        <table:table-row table:style-name="ro1">
          <table:table-cell office:value-type="string">
            <text:p>Texture</text:p>
          </table:table-cell>
          <table:table-cell table:style-name="ce9" office:value-type="float" office:value="2">
            <office:annotation draw:style-name="gr2" draw:text-style-name="P1" svg:width="1.1413in" svg:height="1.0122in" svg:x="2.3366in" svg:y="0.1476in" draw:caption-point-x="-0.2402in" draw:caption-point-y="0.5949in">
              <dc:creator>LS</dc:creator>
              <dc:date>2018-12-13T00:00:00</dc:date>
              <text:p text:style-name="P1"><text:span text:style-name="T1">Sprite-flow.js:1640:9-47: Texture</text:span></text:p>
              <text:p text:style-name="P1"><text:span text:style-name="T1">Sprite-flow.js:2118:9-29: Texture</text:span></text:p>
            </office:annotation>
            <text:p>2</text:p>
          </table:table-cell>
          <table:table-cell table:style-name="ce9" office:value-type="float" office:value="20">
            <office:annotation draw:style-name="gr40" draw:text-style-name="P1" svg:width="1.1413in" svg:height="10.1874in" svg:x="3.7445in" svg:y="0.1472in" draw:caption-point-x="-0.2402in" draw:caption-point-y="0.5953in">
              <dc:creator>LS</dc:creator>
              <dc:date>2018-12-13T00:00:00</dc:date>
              <text:p text:style-name="P1"><text:span text:style-name="T1">Sprite-flow.js:1564:17-23: void | Texture</text:span></text:p>
              <text:p text:style-name="P1"><text:span text:style-name="T1">Sprite-flow.js:1640:24-30: void | Texture</text:span></text:p>
              <text:p text:style-name="P1"><text:span text:style-name="T1">Sprite-flow.js:1640:24-47: Texture</text:span></text:p>
              <text:p text:style-name="P1"><text:span text:style-name="T1">Sprite-flow.js:1640:35-41: [class: Texture]</text:span></text:p>
              <text:p text:style-name="P1"><text:span text:style-name="T1">Sprite-flow.js:1674:63-74: Texture</text:span></text:p>
              <text:p text:style-name="P1"><text:span text:style-name="T1">Sprite-flow.js:1679:64-75: Texture</text:span></text:p>
              <text:p text:style-name="P1"><text:span text:style-name="T1">Sprite-flow.js:1960:27-33: [class: Texture]</text:span></text:p>
              <text:p text:style-name="P1"><text:span text:style-name="T1">Sprite-flow.js:1960:27-46: Texture</text:span></text:p>
              <text:p text:style-name="P1"><text:span text:style-name="T1">Sprite-flow.js:1996:27-33: [class: Texture]</text:span></text:p>
              <text:p text:style-name="P1"><text:span text:style-name="T1">Sprite-flow.js:1996:27-76: Texture</text:span></text:p>
              <text:p text:style-name="P1"><text:span text:style-name="T1">Sprite-flow.js:2007:41-52: Texture</text:span></text:p>
              <text:p text:style-name="P1"><text:span text:style-name="T1">Sprite-flow.js:2019:36-47: Texture</text:span></text:p>
              <text:p text:style-name="P1"><text:span text:style-name="T1">Sprite-flow.js:2031:41-52: Texture</text:span></text:p>
              <text:p text:style-name="P1"><text:span text:style-name="T1">Sprite-flow.js:2043:36-47: Texture</text:span></text:p>
              <text:p text:style-name="P1"><text:span text:style-name="T1">Sprite-flow.js:2111:17-21: Texture</text:span></text:p>
              <text:p text:style-name="P1"><text:span text:style-name="T1">Sprite-flow.js:2113:31-35: Texture</text:span></text:p>
              <text:p text:style-name="P1"><text:span text:style-name="T1">Sprite-flow.js:2118:25-29: Texture</text:span></text:p>
              <text:p text:style-name="P1"><text:span text:style-name="T1">Sprite-flow.js:2123:13-17: Texture</text:span></text:p>
              <text:p text:style-name="P1"><text:span text:style-name="T1">Sprite-flow.js:2126:17-21: Texture</text:span></text:p>
              <text:p text:style-name="P1"><text:span text:style-name="T1">Sprite-flow.js:2132:17-21: Texture</text:span></text:p>
            </office:annotation>
            <text:p>20</text:p>
          </table:table-cell>
        </table:table-row>
        <table:table-row table:style-name="ro1">
          <table:table-cell table:style-name="ce10" office:value-type="string">
            <text:p>Contain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557">
            <text:p>1557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137">
            <text:p>213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41" draw:text-style-name="P1" svg:width="1.1413in" svg:height="2.1008in" svg:x="2.9031in" svg:y="0.0217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Renderer" table:style-name="ta1" table:print="false">
        <table:table-column table:style-name="co26" table:default-cell-style-name="ce1"/>
        <table:table-column table:style-name="co2" table:default-cell-style-name="Default"/>
        <table:table-column table:style-name="co2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4" draw:text-style-name="P1" svg:width="1.1413in" svg:height="0.8567in" svg:x="3.7327in" svg:y="0in" draw:caption-point-x="-0.2402in" draw:caption-point-y="0.1799in">
              <dc:creator>LS</dc:creator>
              <dc:date>2018-12-14T00:00:00</dc:date>
              <text:p text:style-name="P1"><text:span text:style-name="T1">SpriteRenderer-flow.js:1074:1-13: [class: WebGLRenderer]</text:span></text:p>
            </office:annotation>
            <text:p>1</text:p>
          </table:table-cell>
        </table:table-row>
        <table:table-row table:style-name="ro2">
          <table:table-cell table:style-name="ce2" office:value-type="string">
            <text:p>Buffer</text:p>
          </table:table-cell>
          <table:table-cell table:style-name="ce9" office:value-type="float" office:value="1">
            <office:annotation draw:style-name="gr4" draw:text-style-name="P1" svg:width="1.1413in" svg:height="0.5457in" svg:x="2.3248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1-67: Buffer</text:span></text:p>
            </office:annotation>
            <text:p>1</text:p>
          </table:table-cell>
          <table:table-cell table:style-name="ce9" office:value-type="float" office:value="1">
            <office:annotation draw:style-name="gr6" draw:text-style-name="P1" svg:width="1.1413in" svg:height="0.7012in" svg:x="3.7327in" svg:y="0in" draw:caption-point-x="-0.2402in" draw:caption-point-y="0.3555in">
              <dc:creator>LS</dc:creator>
              <dc:date>2018-12-14T00:00:00</dc:date>
              <text:p text:style-name="P1"><text:span text:style-name="T1">SpriteRenderer-flow.js:694:35-40: [class: Buffer]</text:span></text:p>
            </office:annotation>
            <text:p>1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657">
            <text:p>65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Sprite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5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42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16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2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43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2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3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27" table:default-cell-style-name="ce2"/>
        <table:table-column table:style-name="co2" table:number-columns-repeated="2" table:default-cell-style-name="Default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44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2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45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2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2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4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2">
          <table:table-cell table:style-name="ce1"/>
          <table:table-cell table:number-columns-repeated="2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28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4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ck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ck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hader" table:style-name="ta1" table:print="false">
        <table:table-column table:style-name="co29" table:default-cell-style-name="ce1"/>
        <table:table-column table:style-name="co2" table:default-cell-style-name="Default"/>
        <table:table-column table:style-name="co2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Shad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ilingShad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ilingSprite" table:style-name="ta1" table:print="false">
        <table:table-column table:style-name="co30" table:default-cell-style-name="ce2"/>
        <table:table-column table:style-name="co2" table:default-cell-style-name="ce9"/>
        <table:table-column table:style-name="co25" table:default-cell-style-name="ce9"/>
        <table:table-row table:style-name="ro1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Point</text:p>
          </table:table-cell>
          <table:table-cell office:value-type="float" office:value="2">
            <office:annotation draw:style-name="gr2" draw:text-style-name="P1" svg:width="1.1413in" svg:height="1.0122in" svg:x="2.6256in" svg:y="0in" draw:caption-point-x="-0.2402in" draw:caption-point-y="0.1913in">
              <dc:creator>LS</dc:creator>
              <dc:date>2018-12-15T00:00:00</dc:date>
              <text:p text:style-name="P1">TilingSprite-flow.js:1847:9-40: Point</text:p>
              <text:p text:style-name="P1">TilingSprite-flow.js:1854:9-43: Point</text:p>
            </office:annotation>
            <text:p>2</text:p>
          </table:table-cell>
          <table:table-cell office:value-type="float" office:value="12">
            <office:annotation draw:style-name="gr7" draw:text-style-name="P1" svg:width="1.1413in" svg:height="5.6776in" svg:x="4.0335in" svg:y="0in" draw:caption-point-x="-0.2402in" draw:caption-point-y="0.1913in">
              <dc:creator>LS</dc:creator>
              <dc:date>2018-12-15T00:00:00</dc:date>
              <text:p text:style-name="P1">TilingSprite-flow.js:1822:7-15: Point</text:p>
              <text:p text:style-name="P1">TilingSprite-flow.js:1822:19-29: Point</text:p>
              <text:p text:style-name="P1">TilingSprite-flow.js:1822:23-27: [class: Point]</text:p>
              <text:p text:style-name="P1">TilingSprite-flow.js:1847:26-40: Point</text:p>
              <text:p text:style-name="P1">TilingSprite-flow.js:1847:30-34: [class: Point]</text:p>
              <text:p text:style-name="P1">TilingSprite-flow.js:1854:29-43: Point</text:p>
              <text:p text:style-name="P1">TilingSprite-flow.js:1854:33-37: [class: Point]</text:p>
              <text:p text:style-name="P1">TilingSprite-flow.js:2180:49-57: Point</text:p>
              <text:p text:style-name="P1">TilingSprite-flow.js:2186:13-21: Point</text:p>
              <text:p text:style-name="P1">TilingSprite-flow.js:2186:33-41: Point</text:p>
              <text:p text:style-name="P1">TilingSprite-flow.js:2190:17-25: Point</text:p>
              <text:p text:style-name="P1">TilingSprite-flow.js:2190:37-45: Point</text:p>
            </office:annotation>
            <text:p>12</text:p>
          </table:table-cell>
        </table:table-row>
        <table:table-row table:style-name="ro1">
          <table:table-cell office:value-type="string">
            <text:p>TextureUvs</text:p>
          </table:table-cell>
          <table:table-cell office:value-type="float" office:value="1">
            <office:annotation draw:style-name="gr4" draw:text-style-name="P1" svg:width="1.1413in" svg:height="0.5457in" svg:x="2.6256in" svg:y="0in" draw:caption-point-x="-0.2402in" draw:caption-point-y="0.3669in">
              <dc:creator>LS</dc:creator>
              <dc:date>2018-12-15T00:00:00</dc:date>
              <text:p text:style-name="P1">TilingSprite-flow.js:1880:9-36: TextureUvs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4.0335in" svg:y="0in" draw:caption-point-x="-0.2402in" draw:caption-point-y="0.3669in">
              <dc:creator>LS</dc:creator>
              <dc:date>2018-12-15T00:00:00</dc:date>
              <text:p text:style-name="P1">TilingSprite-flow.js:1880:21-36: TextureUvs</text:p>
              <text:p text:style-name="P1">TilingSprite-flow.js:1880:25-34: [class: TextureUvs]</text:p>
            </office:annotation>
            <text:p>2</text:p>
          </table:table-cell>
        </table:table-row>
        <table:table-row table:style-name="ro2">
          <table:table-cell office:value-type="string">
            <text:p>Quad</text:p>
          </table:table-cell>
          <table:table-cell office:value-type="float" office:value="0">
            <text:p>0</text:p>
          </table:table-cell>
          <table:table-cell office:value-type="float" office:value="27">
            <office:annotation draw:style-name="gr47" draw:text-style-name="P1" svg:width="1.1413in" svg:height="18.585in" svg:x="4.0335in" svg:y="0in" draw:caption-point-x="-0.2402in" draw:caption-point-y="0.5543in">
              <dc:creator>LS</dc:creator>
              <dc:date>2018-12-15T00:00:00</dc:date>
              <text:p text:style-name="P1">TilingSprite-flow.js:1915:13-18: {quad: Quad, shader: TilingShader}</text:p>
              <text:p text:style-name="P1">TilingSprite-flow.js:1919:13,1922:13: {quad: Quad, shader: TilingShader}</text:p>
              <text:p text:style-name="P1">TilingSprite-flow.js:1919:22,1922:13: {quad: Quad, shader: TilingShader}</text:p>
              <text:p text:style-name="P1">TilingSprite-flow.js:1921:23-34: Quad</text:p>
              <text:p text:style-name="P1">TilingSprite-flow.js:1921:27-30: [class: Quad]</text:p>
              <text:p text:style-name="P1">TilingSprite-flow.js:1924:13-56: {quad: Quad, shader: TilingShader}</text:p>
              <text:p text:style-name="P1">TilingSprite-flow.js:1924:51-56: {quad: Quad, shader: TilingShader}</text:p>
              <text:p text:style-name="P1">TilingSprite-flow.js:1926:13-18: {quad: Quad, shader: TilingShader}</text:p>
              <text:p text:style-name="P1">TilingSprite-flow.js:1926:13-23: Quad</text:p>
              <text:p text:style-name="P1">TilingSprite-flow.js:1926:33-38: {quad: Quad, shader: TilingShader}</text:p>
              <text:p text:style-name="P1">TilingSprite-flow.js:1931:26-31: {quad: Quad, shader: TilingShader}</text:p>
              <text:p text:style-name="P1">TilingSprite-flow.js:1931:26-36: Quad</text:p>
              <text:p text:style-name="P1">TilingSprite-flow.js:1939:9-14: {quad: Quad, shader: TilingShader}</text:p>
              <text:p text:style-name="P1">TilingSprite-flow.js:1939:9-19: Quad</text:p>
              <text:p text:style-name="P1">TilingSprite-flow.js:1939:9-28: Quad</text:p>
              <text:p text:style-name="P1">TilingSprite-flow.js:1941:29-34: {quad: Quad, shader: TilingShader}</text:p>
              <text:p text:style-name="P1">TilingSprite-flow.js:1949:28-33: {quad: Quad, shader: TilingShader}</text:p>
              <text:p text:style-name="P1">TilingSprite-flow.js:1953:9-14: {quad: Quad, shader: TilingShader}</text:p>
              <text:p text:style-name="P1">TilingSprite-flow.js:1955:24-29: {quad: Quad, shader: TilingShader}</text:p>
              <text:p text:style-name="P1">TilingSprite-flow.js:1955:24-29: {quad: Quad, shader: TilingShader}</text:p>
              <text:p text:style-name="P1">TilingSprite-flow.js:1963:28-33: {quad: Quad, shader: TilingShader}</text:p>
              <text:p text:style-name="P1">TilingSprite-flow.js:1969:9-14: {quad: Quad, shader: TilingShader}</text:p>
              <text:p text:style-name="P1">TilingSprite-flow.js:1971:9-14: {quad: Quad, shader: TilingShader}</text:p>
              <text:p text:style-name="P1">TilingSprite-flow.js:1978:9-14: {quad: Quad, shader: TilingShader}</text:p>
              <text:p text:style-name="P1">TilingSprite-flow.js:1983:9-14: {quad: Quad, shader: TilingShader}</text:p>
              <text:p text:style-name="P1">TilingSprite-flow.js:1983:9-19: Quad</text:p>
              <text:p text:style-name="P1">TilingSprite-flow.js:1983:9-26: Quad</text:p>
            </office:annotation>
            <text:p>27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0">
            <text:p>0</text:p>
          </table:table-cell>
          <table:table-cell office:value-type="float" office:value="7">
            <office:annotation draw:style-name="gr48" draw:text-style-name="P1" svg:width="1.1413in" svg:height="5.522in" svg:x="4.0335in" svg:y="0.1354in" draw:caption-point-x="-0.2402in" draw:caption-point-y="0.5949in">
              <dc:creator>LS</dc:creator>
              <dc:date>2018-12-15T00:00:00</dc:date>
              <text:p text:style-name="P1">TilingSprite-flow.js:2013:19-28: CanvasRenderTarget</text:p>
              <text:p text:style-name="P1">TilingSprite-flow.js:2013:32-98: CanvasRenderTarget</text:p>
              <text:p text:style-name="P1">TilingSprite-flow.js:2013:36-53: [class: CanvasRenderTarget]</text:p>
              <text:p text:style-name="P1">TilingSprite-flow.js:2024:17-26: CanvasRenderTarget</text:p>
              <text:p text:style-name="P1">TilingSprite-flow.js:2028:17-26: CanvasRenderTarget</text:p>
              <text:p text:style-name="P1">TilingSprite-flow.js:2030:35-44: CanvasRenderTarget</text:p>
              <text:p text:style-name="P1">TilingSprite-flow.js:2030:68-77: CanvasRenderTarget</text:p>
            </office:annotation>
            <text:p>7</text:p>
          </table:table-cell>
        </table:table-row>
        <table:table-row table:style-name="ro1">
          <table:table-cell office:value-type="string">
            <text:p>Texture</text:p>
          </table:table-cell>
          <table:table-cell office:value-type="float" office:value="0">
            <text:p>0</text:p>
          </table:table-cell>
          <table:table-cell office:value-type="float" office:value="6">
            <office:annotation draw:style-name="gr10" draw:text-style-name="P1" svg:width="1.1413in" svg:height="3.1894in" svg:x="4.0335in" svg:y="0.3228in" draw:caption-point-x="-0.2402in" draw:caption-point-y="0.5949in">
              <dc:creator>LS</dc:creator>
              <dc:date>2018-12-15T00:00:00</dc:date>
              <text:p text:style-name="P1">TilingSprite-flow.js:1838:17-23: Texture</text:p>
              <text:p text:style-name="P1">TilingSprite-flow.js:1840:15-21: Texture</text:p>
              <text:p text:style-name="P1">TilingSprite-flow.js:2226:33-39: [class: Texture]</text:p>
              <text:p text:style-name="P1">TilingSprite-flow.js:2226:33-52: Texture</text:p>
              <text:p text:style-name="P1">TilingSprite-flow.js:2266:33-39: [class: Texture]</text:p>
              <text:p text:style-name="P1">TilingSprite-flow.js:2266:33-82: Texture</text:p>
            </office:annotation>
            <text:p>6</text:p>
          </table:table-cell>
        </table:table-row>
        <table:table-row table:style-name="ro1">
          <table:table-cell office:value-type="string">
            <text:p>TilingShader</text:p>
          </table:table-cell>
          <table:table-cell office:value-type="float" office:value="0">
            <text:p>0</text:p>
          </table:table-cell>
          <table:table-cell office:value-type="float" office:value="31">
            <office:annotation draw:style-name="gr49" draw:text-style-name="P1" svg:width="1.1413in" svg:height="20.6067in" svg:x="4.8988in" svg:y="0.3472in" draw:caption-point-x="-1.1055in" draw:caption-point-y="0.7579in">
              <dc:creator>LS</dc:creator>
              <dc:date>2018-12-15T00:00:00</dc:date>
              <text:p text:style-name="P1">TilingSprite-flow.js:1915:13-18: {quad: Quad, shader: TilingShader}</text:p>
              <text:p text:style-name="P1">TilingSprite-flow.js:1919:13,1922:13: {quad: Quad, shader: TilingShader}</text:p>
              <text:p text:style-name="P1">TilingSprite-flow.js:1919:22,1922:13: {quad: Quad, shader: TilingShader}</text:p>
              <text:p text:style-name="P1">TilingSprite-flow.js:1924:13-56: {quad: Quad, shader: TilingShader}</text:p>
              <text:p text:style-name="P1">TilingSprite-flow.js:1924:51-56: {quad: Quad, shader: TilingShader}</text:p>
              <text:p text:style-name="P1">TilingSprite-flow.js:1926:13-18: {quad: Quad, shader: TilingShader}</text:p>
              <text:p text:style-name="P1">TilingSprite-flow.js:1926:33-38: {quad: Quad, shader: TilingShader}</text:p>
              <text:p text:style-name="P1">TilingSprite-flow.js:1931:26-31: {quad: Quad, shader: TilingShader}</text:p>
              <text:p text:style-name="P1">TilingSprite-flow.js:1939:9-14: {quad: Quad, shader: TilingShader}</text:p>
              <text:p text:style-name="P1">TilingSprite-flow.js:1941:29-34: {quad: Quad, shader: TilingShader}</text:p>
              <text:p text:style-name="P1">TilingSprite-flow.js:1949:28-33: {quad: Quad, shader: TilingShader}</text:p>
              <text:p text:style-name="P1">TilingSprite-flow.js:1953:9-14: {quad: Quad, shader: TilingShader}</text:p>
              <text:p text:style-name="P1">TilingSprite-flow.js:1955:24-29: {quad: Quad, shader: TilingShader}</text:p>
              <text:p text:style-name="P1">TilingSprite-flow.js:1955:24-29: {quad: Quad, shader: TilingShader}</text:p>
              <text:p text:style-name="P1">TilingSprite-flow.js:1963:28-33: {quad: Quad, shader: TilingShader}</text:p>
              <text:p text:style-name="P1">TilingSprite-flow.js:1969:9-14: {quad: Quad, shader: TilingShader}</text:p>
              <text:p text:style-name="P1">TilingSprite-flow.js:1971:9-14: {quad: Quad, shader: TilingShader}</text:p>
              <text:p text:style-name="P1">TilingSprite-flow.js:1978:9-14: {quad: Quad, shader: TilingShader}</text:p>
              <text:p text:style-name="P1">TilingSprite-flow.js:1983:9-14: {quad: Quad, shader: TilingShader}</text:p>
              <text:p text:style-name="P1">TilingSprite-flow.js:1920:25-44: TilingShader</text:p>
              <text:p text:style-name="P1">TilingSprite-flow.js:1920:29-40: [class: TilingShader]</text:p>
              <text:p text:style-name="P1">TilingSprite-flow.js:1926:33-45: TilingShader</text:p>
              <text:p text:style-name="P1">TilingSprite-flow.js:1941:29-41: TilingShader</text:p>
              <text:p text:style-name="P1">TilingSprite-flow.js:1949:28-40: TilingShader</text:p>
              <text:p text:style-name="P1">TilingSprite-flow.js:1953:9-21: TilingShader</text:p>
              <text:p text:style-name="P1">TilingSprite-flow.js:1955:24-36: TilingShader</text:p>
              <text:p text:style-name="P1">TilingSprite-flow.js:1961:9-21: TilingShader</text:p>
              <text:p text:style-name="P1">TilingSprite-flow.js:1963:28-40: TilingShader</text:p>
              <text:p text:style-name="P1">TilingSprite-flow.js:1969:9-21: TilingShader</text:p>
              <text:p text:style-name="P1">TilingSprite-flow.js:1971:9-21: TilingShader</text:p>
              <text:p text:style-name="P1">TilingSprite-flow.js:1978:9-21: TilingShader</text:p>
            </office:annotation>
            <text:p>31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1">
            <office:annotation draw:style-name="gr30" draw:text-style-name="P1" svg:width="1.1413in" svg:height="0.5457in" svg:x="2.6256in" svg:y="0.698in" draw:caption-point-x="-0.2402in" draw:caption-point-y="0.5949in">
              <dc:creator>LS</dc:creator>
              <dc:date>2018-12-15T00:00:00</dc:date>
              <text:p text:style-name="P1">TilingSprite-flow.js:2084:21-59: Rectangle</text:p>
            </office:annotation>
            <text:p>1</text:p>
          </table:table-cell>
          <table:table-cell office:value-type="float" office:value="9">
            <office:annotation draw:style-name="gr12" draw:text-style-name="P1" svg:width="1.1413in" svg:height="5.0555in" svg:x="4.0335in" svg:y="0.6976in" draw:caption-point-x="-0.2402in" draw:caption-point-y="0.5949in">
              <dc:creator>LS</dc:creator>
              <dc:date>2018-12-15T00:00:00</dc:date>
              <text:p text:style-name="P1">TilingSprite-flow.js:2070:20-23: void | Rectangle</text:p>
              <text:p text:style-name="P1">TilingSprite-flow.js:2080:18-21: void | Rectangle</text:p>
              <text:p text:style-name="P1">TilingSprite-flow.js:2084:45-59: Rectangle</text:p>
              <text:p text:style-name="P1">TilingSprite-flow.js:2084:49-57: [class: Rectangle]</text:p>
              <text:p text:style-name="P1">TilingSprite-flow.js:2087:17-44: Rectangle</text:p>
              <text:p text:style-name="P1">TilingSprite-flow.js:2087:24-44: Rectangle</text:p>
              <text:p text:style-name="P1">TilingSprite-flow.js:2090:46-49: Rectangle</text:p>
              <text:p text:style-name="P1">TilingSprite-flow.js:2093:16-35: (rect: void | Rectangle) =&gt;</text:p>
              <text:p text:style-name="P1">TilingSprite-flow.js:2093:48-51: void | Rectangle</text:p>
            </office:annotation>
            <text:p>9</text:p>
          </table:table-cell>
        </table:table-row>
        <table:table-row table:style-name="ro2">
          <table:table-cell table:style-name="ce10" office:value-type="string">
            <text:p>Sprite</text:p>
          </table:table-cell>
          <table:table-cell table:number-columns-repeated="2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4" office:value-type="string">
            <text:p>Src Initial Line:</text:p>
          </table:table-cell>
          <table:table-cell table:style-name="Default" office:value-type="float" office:value="1821">
            <text:p>1821</text:p>
          </table:table-cell>
          <table:table-cell table:style-name="Default"/>
        </table:table-row>
        <table:table-row table:style-name="ro1">
          <table:table-cell table:style-name="ce4" office:value-type="string">
            <text:p>Src Final Line:</text:p>
          </table:table-cell>
          <table:table-cell table:style-name="Default" office:value-type="float" office:value="2311">
            <text:p>2311</text:p>
          </table:table-cell>
          <table:table-cell table:style-name="Default"/>
        </table:table-row>
        <table:table-row table:style-name="ro1">
          <table:table-cell table:style-name="ce4" office:value-type="string">
            <text:p>File:</text:p>
          </table:table-cell>
          <table:table-cell table:style-name="Default" office:value-type="string">
            <text:p>TilingSprite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1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1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1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2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8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50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31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3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5">12/15/2018</text:date>, <text:time>10:2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2-15T10:24:24</dc:date>
    <dc:creator>Leonardo Silva</dc:creator>
    <meta:editing-duration>P2DT21H22M</meta:editing-duration>
    <meta:editing-cycles>284</meta:editing-cycles>
    <meta:generator>OpenOffice/4.1.5$Unix OpenOffice.org_project/415m1$Build-9789</meta:generator>
    <meta:document-statistic meta:table-count="80" meta:cell-count="1131" meta:object-count="0"/>
  </office:meta>
</office:document-meta>
</file>